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6283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1.7252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0.5409in"/>
    </style:style>
    <style:style style:name="co13" style:family="table-column">
      <style:table-column-properties fo:break-before="auto" style:column-width="1.1327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1.6492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ackground-color="#ff3333" fo:border-left="0.0008in solid #000000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3333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ackground-color="#ff3333" fo:border-left="0.0008in solid #000000" fo:border-right="none" fo:border-top="none"/>
    </style:style>
    <style:style style:name="ce8" style:family="table-cell" style:parent-style-name="Default">
      <style:table-cell-properties fo:background-color="#ff3333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fo:border="none"/>
    </style:style>
    <style:style style:name="ce10" style:family="table-cell" style:parent-style-name="Default">
      <style:table-cell-properties fo:border-bottom="0.0008in solid #000000" fo:background-color="#ffff00" fo:border-left="none" fo:border-right="none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23ff23" fo:border-left="none" fo:border-right="none" fo:border-top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23ff23"/>
    </style:style>
    <style:style style:name="ce13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14" style:family="table-cell" style:parent-style-name="Default">
      <style:table-cell-properties fo:background-color="#00b8ff"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ackground-color="#00b8ff"/>
    </style:style>
    <style:style style:name="ce16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18" style:family="table-cell" style:parent-style-name="Default">
      <style:table-cell-properties fo:border-bottom="none" fo:background-color="#23ff23" fo:border-left="none" fo:border-right="0.0008in solid #000000" fo:border-top="0.0008in solid #000000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20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st Graph</text:p>
          </table:table-cell>
          <table:table-cell table:style-name="ce2" office:value-type="string">
            <text:p>2395 Nodes</text:p>
          </table:table-cell>
          <table:table-cell table:style-name="ce3" office:value-type="string">
            <text:p>7462 Edges</text:p>
          </table:table-cell>
          <table:table-cell table:number-columns-repeated="4"/>
        </table:table-row>
        <table:table-row table:style-name="ro1">
          <table:table-cell>
            <draw:frame table:end-cell-address="Sheet1.C23" table:end-x="2.5984in" table:end-y="0.1457in" draw:z-index="0" draw:style-name="gr1" svg:width="5.939in" svg:height="3.861in" svg:x="0.0319in" svg:y="0.0039in">
              <draw:object draw:notify-on-update-of-ranges="Sheet2.C2:Sheet2.C2 Sheet2.C3:Sheet2.C32 Sheet2.A3:Sheet2.A32 Sheet2.B2:Sheet2.B2 Sheet2.B3:Sheet2.B32 Sheet2.A3:Sheet2.A32 Sheet2.D2:Sheet2.D2 Sheet2.D3:Sheet2.D32 Sheet2.A3:Sheet2.A32 Sheet2.E2:Sheet2.E2 Sheet2.E3:Sheet2.E32 Sheet2.A3:Sheet2.A32 Sheet2.F2:Sheet2.F2 Sheet2.F3:Sheet2.F32 Sheet2.A3:Sheet2.A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>
            <draw:frame table:end-cell-address="Sheet1.D48" table:end-x="0.0012in" table:end-y="0.1028in" draw:z-index="1" draw:style-name="gr1" svg:width="5.9925in" svg:height="4.3232in" svg:x="0in" svg:y="0.0303in">
              <draw:object draw:notify-on-update-of-ranges="Sheet2.A35:Sheet2.A44 Sheet2.C34:Sheet2.C34 Sheet2.C35:Sheet2.C64 Sheet2.B34:Sheet2.B34 Sheet2.B35:Sheet2.B64 Sheet2.D34:Sheet2.D34 Sheet2.D35:Sheet2.D64 Sheet2.E34:Sheet2.E34 Sheet2.E35:Sheet2.E64 Sheet2.F34:Sheet2.F34 Sheet2.F35:Sheet2.F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ce9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Default"/>
        <table:table-row table:style-name="ro2">
          <table:table-cell table:style-name="ce4"/>
          <table:table-cell table:style-name="ce10" office:value-type="string">
            <text:p>EDGE CUT</text:p>
          </table:table-cell>
          <table:table-cell table:style-name="ce16" table:number-columns-repeated="3"/>
          <table:table-cell table:style-name="ce17"/>
          <table:table-cell/>
        </table:table-row>
        <table:table-row table:style-name="ro2">
          <table:table-cell table:style-name="ce5" office:value-type="string">
            <text:p>Time</text:p>
          </table:table-cell>
          <table:table-cell table:style-name="ce11" office:value-type="string">
            <text:p>DiDiC [2] Opt1</text:p>
          </table:table-cell>
          <table:table-cell table:style-name="ce11" office:value-type="string">
            <text:p>DiDiC [2] Base</text:p>
          </table:table-cell>
          <table:table-cell table:style-name="ce11" office:value-type="string">
            <text:p>Ref [2]</text:p>
          </table:table-cell>
          <table:table-cell table:style-name="ce11" office:value-type="string">
            <text:p>DiDiC [10] Opt1</text:p>
          </table:table-cell>
          <table:table-cell table:style-name="ce18" office:value-type="string">
            <text:p>Ref [16]</text:p>
          </table:table-cell>
          <table:table-cell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2" office:value-type="percentage" office:value="0.1943">
            <text:p>19.43%</text:p>
          </table:table-cell>
          <table:table-cell table:style-name="ce12" office:value-type="percentage" office:value="0.20597695">
            <text:p>20.6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341731439">
            <text:p>34.1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2" office:value-type="percentage" office:value="0.1662">
            <text:p>16.62%</text:p>
          </table:table-cell>
          <table:table-cell table:style-name="ce12" office:value-type="percentage" office:value="0.157732511">
            <text:p>15.77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92682927">
            <text:p>29.2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2" office:value-type="percentage" office:value="0.1561">
            <text:p>15.61%</text:p>
          </table:table-cell>
          <table:table-cell table:style-name="ce12" office:value-type="percentage" office:value="0.131868132">
            <text:p>13.19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71777003">
            <text:p>27.18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2" office:value-type="percentage" office:value="0.1485">
            <text:p>14.85%</text:p>
          </table:table-cell>
          <table:table-cell table:style-name="ce12" office:value-type="percentage" office:value="0.12543554">
            <text:p>12.54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55695524">
            <text:p>25.57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2" office:value-type="percentage" office:value="0.1324">
            <text:p>13.24%</text:p>
          </table:table-cell>
          <table:table-cell table:style-name="ce12" office:value-type="percentage" office:value="0.120611096">
            <text:p>12.06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46448673">
            <text:p>24.64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2" office:value-type="percentage" office:value="0.1118">
            <text:p>11.18%</text:p>
          </table:table-cell>
          <table:table-cell table:style-name="ce12" office:value-type="percentage" office:value="0.114044492">
            <text:p>11.4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40954168">
            <text:p>24.10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2" office:value-type="percentage" office:value="0.0828">
            <text:p>8.28%</text:p>
          </table:table-cell>
          <table:table-cell table:style-name="ce12" office:value-type="percentage" office:value="0.104161214">
            <text:p>10.42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36933798">
            <text:p>23.69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2" office:value-type="percentage" office:value="0.0465">
            <text:p>4.65%</text:p>
          </table:table-cell>
          <table:table-cell table:style-name="ce12" office:value-type="percentage" office:value="0.094746717">
            <text:p>9.47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30769231">
            <text:p>23.08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2" office:value-type="percentage" office:value="0.0157">
            <text:p>1.57%</text:p>
          </table:table-cell>
          <table:table-cell table:style-name="ce12" office:value-type="percentage" office:value="0.086035915">
            <text:p>8.60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214285714">
            <text:p>21.43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2" office:value-type="percentage" office:value="0.0035">
            <text:p>0.35%</text:p>
          </table:table-cell>
          <table:table-cell table:style-name="ce12" office:value-type="percentage" office:value="0.074644867">
            <text:p>7.46%</text:p>
          </table:table-cell>
          <table:table-cell table:style-name="ce12" office:value-type="percentage" office:value="0.0399">
            <text:p>3.99%</text:p>
          </table:table-cell>
          <table:table-cell table:style-name="ce12" office:value-type="percentage" office:value="0.194183865">
            <text:p>19.42%</text:p>
          </table:table-cell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2"/>
          <table:table-cell table:style-name="ce12" office:value-type="percentage" office:value="0.071964621">
            <text:p>7.20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2"/>
          <table:table-cell table:style-name="ce12" office:value-type="percentage" office:value="0.071830608">
            <text:p>7.1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12"/>
          <table:table-cell table:style-name="ce12" office:value-type="percentage" office:value="0.071830608">
            <text:p>7.1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12"/>
          <table:table-cell table:style-name="ce12" office:value-type="percentage" office:value="0.078397213">
            <text:p>7.84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12"/>
          <table:table-cell table:style-name="ce12" office:value-type="percentage" office:value="0.086974002">
            <text:p>8.70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75">
            <text:p>75</text:p>
          </table:table-cell>
          <table:table-cell table:style-name="ce12"/>
          <table:table-cell table:style-name="ce12" office:value-type="percentage" office:value="0.089654248">
            <text:p>8.9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80">
            <text:p>80</text:p>
          </table:table-cell>
          <table:table-cell table:style-name="ce12"/>
          <table:table-cell table:style-name="ce12" office:value-type="percentage" office:value="0.091932458">
            <text:p>9.19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85">
            <text:p>85</text:p>
          </table:table-cell>
          <table:table-cell table:style-name="ce12"/>
          <table:table-cell table:style-name="ce12" office:value-type="percentage" office:value="0.091262396">
            <text:p>9.1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90">
            <text:p>90</text:p>
          </table:table-cell>
          <table:table-cell table:style-name="ce12"/>
          <table:table-cell table:style-name="ce12" office:value-type="percentage" office:value="0.089118199">
            <text:p>8.9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95">
            <text:p>95</text:p>
          </table:table-cell>
          <table:table-cell table:style-name="ce12"/>
          <table:table-cell table:style-name="ce12" office:value-type="percentage" office:value="0.089654248">
            <text:p>8.9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12"/>
          <table:table-cell table:style-name="ce12" office:value-type="percentage" office:value="0.087108014">
            <text:p>8.7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05">
            <text:p>105</text:p>
          </table:table-cell>
          <table:table-cell table:style-name="ce12"/>
          <table:table-cell table:style-name="ce12" office:value-type="percentage" office:value="0.087108014">
            <text:p>8.71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10">
            <text:p>110</text:p>
          </table:table-cell>
          <table:table-cell table:style-name="ce12"/>
          <table:table-cell table:style-name="ce12" office:value-type="percentage" office:value="0.088314125">
            <text:p>8.8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15">
            <text:p>115</text:p>
          </table:table-cell>
          <table:table-cell table:style-name="ce12"/>
          <table:table-cell table:style-name="ce12" office:value-type="percentage" office:value="0.08630394">
            <text:p>8.6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20">
            <text:p>120</text:p>
          </table:table-cell>
          <table:table-cell table:style-name="ce12"/>
          <table:table-cell table:style-name="ce12" office:value-type="percentage" office:value="0.084695792">
            <text:p>8.4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25">
            <text:p>125</text:p>
          </table:table-cell>
          <table:table-cell table:style-name="ce12"/>
          <table:table-cell table:style-name="ce12" office:value-type="percentage" office:value="0.081747521">
            <text:p>8.17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30">
            <text:p>130</text:p>
          </table:table-cell>
          <table:table-cell table:style-name="ce12"/>
          <table:table-cell table:style-name="ce12" office:value-type="percentage" office:value="0.081345484">
            <text:p>8.13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35">
            <text:p>135</text:p>
          </table:table-cell>
          <table:table-cell table:style-name="ce12"/>
          <table:table-cell table:style-name="ce12" office:value-type="percentage" office:value="0.078397213">
            <text:p>7.84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6" office:value-type="float" office:value="140">
            <text:p>140</text:p>
          </table:table-cell>
          <table:table-cell table:style-name="ce12"/>
          <table:table-cell table:style-name="ce12" office:value-type="percentage" office:value="0.076789065">
            <text:p>7.68%</text:p>
          </table:table-cell>
          <table:table-cell table:style-name="ce12" office:value-type="percentage" office:value="0.0399">
            <text:p>3.99%</text:p>
          </table:table-cell>
          <table:table-cell table:style-name="ce12"/>
          <table:table-cell table:style-name="ce19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7" office:value-type="float" office:value="145">
            <text:p>145</text:p>
          </table:table-cell>
          <table:table-cell table:style-name="ce13"/>
          <table:table-cell table:style-name="ce13" office:value-type="percentage" office:value="0.075046904">
            <text:p>7.50%</text:p>
          </table:table-cell>
          <table:table-cell table:style-name="ce13" office:value-type="percentage" office:value="0.0399">
            <text:p>3.99%</text:p>
          </table:table-cell>
          <table:table-cell table:style-name="ce13"/>
          <table:table-cell table:style-name="ce20" office:value-type="percentage" office:value="0.143527205">
            <text:p>14.35%</text:p>
          </table:table-cell>
          <table:table-cell/>
        </table:table-row>
        <table:table-row table:style-name="ro2">
          <table:table-cell table:style-name="ce4"/>
          <table:table-cell table:style-name="ce10" office:value-type="string">
            <text:p>SIZE VARIANCE</text:p>
          </table:table-cell>
          <table:table-cell table:style-name="ce16" table:number-columns-repeated="3"/>
          <table:table-cell table:style-name="ce17"/>
          <table:table-cell/>
        </table:table-row>
        <table:table-row table:style-name="ro2">
          <table:table-cell table:style-name="ce8" office:value-type="string">
            <text:p>Time</text:p>
          </table:table-cell>
          <table:table-cell table:style-name="ce14" office:value-type="string">
            <text:p>DiDiC [2] Opt1</text:p>
          </table:table-cell>
          <table:table-cell table:style-name="ce14" office:value-type="string">
            <text:p>DiDiC [2] Base</text:p>
          </table:table-cell>
          <table:table-cell table:style-name="ce14" office:value-type="string">
            <text:p>Ref [2]</text:p>
          </table:table-cell>
          <table:table-cell table:style-name="ce14" office:value-type="string">
            <text:p>DiDiC [10] Opt1</text:p>
          </table:table-cell>
          <table:table-cell table:style-name="ce14" office:value-type="string">
            <text:p>Ref [16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percentage" office:value="0.034655532">
            <text:p>3.47%</text:p>
          </table:table-cell>
          <table:table-cell office:value-type="percentage" office:value="0.058037578">
            <text:p>5.80%</text:p>
          </table:table-cell>
          <table:table-cell office:value-type="percentage" office:value="0.000417537">
            <text:p>0.04%</text:p>
          </table:table-cell>
          <table:table-cell office:value-type="percentage" office:value="0.036743215">
            <text:p>3.67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037160752">
            <text:p>3.72%</text:p>
          </table:table-cell>
          <table:table-cell office:value-type="percentage" office:value="0.07223382">
            <text:p>7.22%</text:p>
          </table:table-cell>
          <table:table-cell office:value-type="percentage" office:value="0.000417537">
            <text:p>0.04%</text:p>
          </table:table-cell>
          <table:table-cell office:value-type="percentage" office:value="0.080584551">
            <text:p>8.06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030480167">
            <text:p>3.05%</text:p>
          </table:table-cell>
          <table:table-cell office:value-type="percentage" office:value="0.078914405">
            <text:p>7.89%</text:p>
          </table:table-cell>
          <table:table-cell office:value-type="percentage" office:value="0.000417537">
            <text:p>0.04%</text:p>
          </table:table-cell>
          <table:table-cell office:value-type="percentage" office:value="0.101461378">
            <text:p>10.15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041336117">
            <text:p>4.13%</text:p>
          </table:table-cell>
          <table:table-cell office:value-type="percentage" office:value="0.07223382">
            <text:p>7.22%</text:p>
          </table:table-cell>
          <table:table-cell office:value-type="percentage" office:value="0.000417537">
            <text:p>0.04%</text:p>
          </table:table-cell>
          <table:table-cell office:value-type="percentage" office:value="0.119415449">
            <text:p>11.9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05302714">
            <text:p>5.30%</text:p>
          </table:table-cell>
          <table:table-cell office:value-type="percentage" office:value="0.069728601">
            <text:p>6.97%</text:p>
          </table:table-cell>
          <table:table-cell office:value-type="percentage" office:value="0.000417537">
            <text:p>0.04%</text:p>
          </table:table-cell>
          <table:table-cell office:value-type="percentage" office:value="0.129436326">
            <text:p>12.9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08308977">
            <text:p>8.31%</text:p>
          </table:table-cell>
          <table:table-cell office:value-type="percentage" office:value="0.083924843">
            <text:p>8.39%</text:p>
          </table:table-cell>
          <table:table-cell office:value-type="percentage" office:value="0.000417537">
            <text:p>0.04%</text:p>
          </table:table-cell>
          <table:table-cell office:value-type="percentage" office:value="0.131524008">
            <text:p>13.15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224217119">
            <text:p>22.42%</text:p>
          </table:table-cell>
          <table:table-cell office:value-type="percentage" office:value="0.100626305">
            <text:p>10.06%</text:p>
          </table:table-cell>
          <table:table-cell office:value-type="percentage" office:value="0.000417537">
            <text:p>0.04%</text:p>
          </table:table-cell>
          <table:table-cell office:value-type="percentage" office:value="0.139039666">
            <text:p>13.90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508977035">
            <text:p>50.90%</text:p>
          </table:table-cell>
          <table:table-cell office:value-type="percentage" office:value="0.132359081">
            <text:p>13.24%</text:p>
          </table:table-cell>
          <table:table-cell office:value-type="percentage" office:value="0.000417537">
            <text:p>0.04%</text:p>
          </table:table-cell>
          <table:table-cell office:value-type="percentage" office:value="0.143632568">
            <text:p>14.36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787891441">
            <text:p>78.79%</text:p>
          </table:table-cell>
          <table:table-cell office:value-type="percentage" office:value="0.197494781">
            <text:p>19.75%</text:p>
          </table:table-cell>
          <table:table-cell office:value-type="percentage" office:value="0.000417537">
            <text:p>0.04%</text:p>
          </table:table-cell>
          <table:table-cell office:value-type="percentage" office:value="0.147390397">
            <text:p>14.74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918997912">
            <text:p>91.90%</text:p>
          </table:table-cell>
          <table:table-cell office:value-type="percentage" office:value="0.255114823">
            <text:p>25.51%</text:p>
          </table:table-cell>
          <table:table-cell office:value-type="percentage" office:value="0.000417537">
            <text:p>0.04%</text:p>
          </table:table-cell>
          <table:table-cell office:value-type="percentage" office:value="0.150730689">
            <text:p>15.07%</text:p>
          </table:table-cell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percentage" office:value="0.309394572">
            <text:p>30.9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percentage" office:value="0.315240084">
            <text:p>31.52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percentage" office:value="0.292693111">
            <text:p>29.2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percentage" office:value="0.27348643">
            <text:p>27.35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percentage" office:value="0.241753653">
            <text:p>24.18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percentage" office:value="0.226722338">
            <text:p>22.6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percentage" office:value="0.220876827">
            <text:p>22.0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/>
          <table:table-cell office:value-type="percentage" office:value="0.216701461">
            <text:p>21.67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percentage" office:value="0.215031315">
            <text:p>21.50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/>
          <table:table-cell office:value-type="percentage" office:value="0.213361169">
            <text:p>21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percentage" office:value="0.214196242">
            <text:p>21.42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percentage" office:value="0.215031315">
            <text:p>21.50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/>
          <table:table-cell office:value-type="percentage" office:value="0.21085595">
            <text:p>21.0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/>
          <table:table-cell office:value-type="percentage" office:value="0.218371608">
            <text:p>21.8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percentage" office:value="0.223382046">
            <text:p>22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percentage" office:value="0.235908142">
            <text:p>23.59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/>
          <table:table-cell office:value-type="percentage" office:value="0.235073069">
            <text:p>23.51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percentage" office:value="0.246764092">
            <text:p>24.68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percentage" office:value="0.253444676">
            <text:p>25.34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percentage" office:value="0.265135699">
            <text:p>26.51%</text:p>
          </table:table-cell>
          <table:table-cell office:value-type="percentage" office:value="0.000417537">
            <text:p>0.04%</text:p>
          </table:table-cell>
          <table:table-cell/>
          <table:table-cell office:value-type="percentage" office:value="0.001670146">
            <text:p>0.17%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4">02/04/2010</text:date>, <text:time>10:4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Averbuch</meta:initial-creator>
    <meta:creation-date>2010-02-02T18:12:53</meta:creation-date>
    <dc:date>2010-02-04T10:47:25</dc:date>
    <dc:creator>Alex Averbuch</dc:creator>
    <meta:editing-duration>PT09H37M45S</meta:editing-duration>
    <meta:editing-cycles>50</meta:editing-cycles>
    <meta:generator>OpenOffice.org/3.1$Unix OpenOffice.org_project/310m19$Build-9420</meta:generator>
    <meta:document-statistic meta:table-count="3" meta:cell-count="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include-hidden-cells="fals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086cm" svg:height="9.808cm" chart:class="chart:scatter" chart:style-name="ch1">
        <chart:title svg:x="5.757cm" svg:y="0.197cm" chart:style-name="ch2">
          <text:p>Edge-Cut vs Time</text:p>
        </chart:title>
        <chart:subtitle svg:x="5.016cm" svg:y="0.896cm" chart:style-name="ch3">
          <text:p>DiDiC &amp; Reference Algorithm</text:p>
        </chart:subtitle>
        <chart:legend chart:legend-position="end" svg:x="12.284cm" svg:y="3.922cm" chart:style-name="ch4"/>
        <chart:plot-area chart:style-name="ch5" table:cell-range-address="Sheet2.A2:Sheet2.F32" chart:data-source-has-labels="row" svg:x="0.397cm" svg:y="1.54cm" svg:width="11.885cm" svg:height="7.877cm">
          <chart:axis chart:dimension="x" chart:name="primary-x" chart:style-name="ch6">
            <chart:title svg:x="5.487cm" svg:y="9.042cm" chart:style-name="ch7">
              <text:p>DiDiC Iterations</text:p>
            </chart:title>
            <chart:grid chart:style-name="ch8" chart:class="major"/>
          </chart:axis>
          <chart:axis chart:dimension="y" chart:name="primary-y" chart:style-name="ch9">
            <chart:title svg:x="0.297cm" svg:y="6.966cm" chart:style-name="ch10">
              <text:p>Edge-Cut as Percentage</text:p>
            </chart:title>
            <chart:grid chart:style-name="ch8" chart:class="major"/>
          </chart:axis>
          <chart:series chart:style-name="ch11" chart:values-cell-range-address="Sheet2.C3:Sheet2.C32" chart:label-cell-address="Sheet2.C2:Sheet2.C2" chart:class="chart:scatter">
            <chart:domain table:cell-range-address="Sheet2.A3:Sheet2.A32"/>
            <chart:data-point chart:repeated="30"/>
          </chart:series>
          <chart:series chart:style-name="ch12" chart:values-cell-range-address="Sheet2.B3:Sheet2.B32" chart:label-cell-address="Sheet2.B2:Sheet2.B2" chart:class="chart:scatter">
            <chart:data-point chart:repeated="30"/>
          </chart:series>
          <chart:series chart:style-name="ch13" chart:values-cell-range-address="Sheet2.D3:Sheet2.D32" chart:label-cell-address="Sheet2.D2:Sheet2.D2" chart:class="chart:scatter">
            <chart:data-point chart:repeated="30"/>
          </chart:series>
          <chart:series chart:style-name="ch14" chart:values-cell-range-address="Sheet2.E3:Sheet2.E32" chart:label-cell-address="Sheet2.E2:Sheet2.E2" chart:class="chart:scatter">
            <chart:data-point chart:repeated="30"/>
          </chart:series>
          <chart:series chart:style-name="ch15" chart:values-cell-range-address="Sheet2.F3:Sheet2.F32" chart:label-cell-address="Sheet2.F2:Sheet2.F2" chart:class="chart:scatte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C2:Sheet2.C2">DiDiC [2] Base</text:p>
              </table:table-cell>
              <table:table-cell office:value-type="string">
                <text:p text:id="Sheet2.B2:Sheet2.B2">DiDiC [2] Opt1</text:p>
              </table:table-cell>
              <table:table-cell office:value-type="string">
                <text:p text:id="Sheet2.D2:Sheet2.D2">Ref [2]</text:p>
              </table:table-cell>
              <table:table-cell office:value-type="string">
                <text:p text:id="Sheet2.E2:Sheet2.E2">DiDiC [10] Opt1</text:p>
              </table:table-cell>
              <table:table-cell office:value-type="string">
                <text:p text:id="Sheet2.F2:Sheet2.F2">Ref [16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3:Sheet2.A32">0</text:p>
              </table:table-cell>
              <table:table-cell office:value-type="float" office:value="0.20597695">
                <text:p text:id="Sheet2.C3:Sheet2.C32">0.20597695</text:p>
              </table:table-cell>
              <table:table-cell office:value-type="float" office:value="0.1943">
                <text:p text:id="Sheet2.B3:Sheet2.B32">0.1943</text:p>
              </table:table-cell>
              <table:table-cell office:value-type="float" office:value="0.0399">
                <text:p text:id="Sheet2.D3:Sheet2.D32">0.0399</text:p>
              </table:table-cell>
              <table:table-cell office:value-type="float" office:value="0.341731439">
                <text:p text:id="Sheet2.E3:Sheet2.E32">0.341731439</text:p>
              </table:table-cell>
              <table:table-cell office:value-type="float" office:value="0.143527205">
                <text:p text:id="Sheet2.F3:Sheet2.F32">0.143527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57732511">
                <text:p>0.157732511</text:p>
              </table:table-cell>
              <table:table-cell office:value-type="float" office:value="0.1662">
                <text:p>0.1662</text:p>
              </table:table-cell>
              <table:table-cell office:value-type="float" office:value="0.0399">
                <text:p>0.0399</text:p>
              </table:table-cell>
              <table:table-cell office:value-type="float" office:value="0.292682927">
                <text:p>0.292682927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31868132">
                <text:p>0.131868132</text:p>
              </table:table-cell>
              <table:table-cell office:value-type="float" office:value="0.1561">
                <text:p>0.1561</text:p>
              </table:table-cell>
              <table:table-cell office:value-type="float" office:value="0.0399">
                <text:p>0.0399</text:p>
              </table:table-cell>
              <table:table-cell office:value-type="float" office:value="0.271777003">
                <text:p>0.271777003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2543554">
                <text:p>0.12543554</text:p>
              </table:table-cell>
              <table:table-cell office:value-type="float" office:value="0.1485">
                <text:p>0.1485</text:p>
              </table:table-cell>
              <table:table-cell office:value-type="float" office:value="0.0399">
                <text:p>0.0399</text:p>
              </table:table-cell>
              <table:table-cell office:value-type="float" office:value="0.255695524">
                <text:p>0.255695524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120611096">
                <text:p>0.120611096</text:p>
              </table:table-cell>
              <table:table-cell office:value-type="float" office:value="0.1324">
                <text:p>0.1324</text:p>
              </table:table-cell>
              <table:table-cell office:value-type="float" office:value="0.0399">
                <text:p>0.0399</text:p>
              </table:table-cell>
              <table:table-cell office:value-type="float" office:value="0.246448673">
                <text:p>0.246448673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114044492">
                <text:p>0.114044492</text:p>
              </table:table-cell>
              <table:table-cell office:value-type="float" office:value="0.1118">
                <text:p>0.1118</text:p>
              </table:table-cell>
              <table:table-cell office:value-type="float" office:value="0.0399">
                <text:p>0.0399</text:p>
              </table:table-cell>
              <table:table-cell office:value-type="float" office:value="0.240954168">
                <text:p>0.240954168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104161214">
                <text:p>0.104161214</text:p>
              </table:table-cell>
              <table:table-cell office:value-type="float" office:value="0.0828">
                <text:p>0.0828</text:p>
              </table:table-cell>
              <table:table-cell office:value-type="float" office:value="0.0399">
                <text:p>0.0399</text:p>
              </table:table-cell>
              <table:table-cell office:value-type="float" office:value="0.236933798">
                <text:p>0.236933798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94746717">
                <text:p>0.094746717</text:p>
              </table:table-cell>
              <table:table-cell office:value-type="float" office:value="0.0465">
                <text:p>0.0465</text:p>
              </table:table-cell>
              <table:table-cell office:value-type="float" office:value="0.0399">
                <text:p>0.0399</text:p>
              </table:table-cell>
              <table:table-cell office:value-type="float" office:value="0.230769231">
                <text:p>0.230769231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86035915">
                <text:p>0.086035915</text:p>
              </table:table-cell>
              <table:table-cell office:value-type="float" office:value="0.0157">
                <text:p>0.0157</text:p>
              </table:table-cell>
              <table:table-cell office:value-type="float" office:value="0.0399">
                <text:p>0.0399</text:p>
              </table:table-cell>
              <table:table-cell office:value-type="float" office:value="0.214285714">
                <text:p>0.214285714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74644867">
                <text:p>0.074644867</text:p>
              </table:table-cell>
              <table:table-cell office:value-type="float" office:value="0.0035">
                <text:p>0.0035</text:p>
              </table:table-cell>
              <table:table-cell office:value-type="float" office:value="0.0399">
                <text:p>0.0399</text:p>
              </table:table-cell>
              <table:table-cell office:value-type="float" office:value="0.194183865">
                <text:p>0.194183865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71964621">
                <text:p>0.071964621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71830608">
                <text:p>0.07183060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71830608">
                <text:p>0.07183060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78397213">
                <text:p>0.078397213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86974002">
                <text:p>0.086974002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89654248">
                <text:p>0.08965424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91932458">
                <text:p>0.09193245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91262396">
                <text:p>0.091262396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89118199">
                <text:p>0.089118199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89654248">
                <text:p>0.089654248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87108014">
                <text:p>0.08710801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87108014">
                <text:p>0.08710801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88314125">
                <text:p>0.08831412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8630394">
                <text:p>0.0863039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84695792">
                <text:p>0.084695792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81747521">
                <text:p>0.081747521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81345484">
                <text:p>0.08134548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78397213">
                <text:p>0.078397213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76789065">
                <text:p>0.076789065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75046904">
                <text:p>0.075046904</text:p>
              </table:table-cell>
              <table:table-cell office:value-type="float" office:value="1.#NAN">
                <text:p>1.#NAN</text:p>
              </table:table-cell>
              <table:table-cell office:value-type="float" office:value="0.0399">
                <text:p>0.0399</text:p>
              </table:table-cell>
              <table:table-cell office:value-type="float" office:value="1.#NAN">
                <text:p>1.#NAN</text:p>
              </table:table-cell>
              <table:table-cell office:value-type="float" office:value="0.143527205">
                <text:p>0.143527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include-hidden-cells="fals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22cm" svg:height="10.982cm" chart:class="chart:line" chart:style-name="ch1">
        <chart:title svg:x="4.581cm" svg:y="0.22cm" chart:style-name="ch2">
          <text:p>Cluster-Size Variance vs Time</text:p>
        </chart:title>
        <chart:subtitle svg:x="5.084cm" svg:y="0.942cm" chart:style-name="ch3">
          <text:p>DiDiC &amp; Reference Algorithm</text:p>
        </chart:subtitle>
        <chart:legend chart:legend-position="end" svg:x="12.507cm" svg:y="4.168cm" chart:style-name="ch4"/>
        <chart:plot-area chart:style-name="ch5" table:cell-range-address="Sheet2.A34:Sheet2.A44 Sheet2.B34:Sheet2.F64" chart:data-source-has-labels="both" svg:x="0.406cm" svg:y="1.611cm" svg:width="12.099cm" svg:height="8.913cm">
          <chart:axis chart:dimension="x" chart:name="primary-x" chart:style-name="ch6">
            <chart:title svg:x="5.603cm" svg:y="10.172cm" chart:style-name="ch7">
              <text:p>DiDiC Iterations</text:p>
            </chart:title>
            <chart:categories table:cell-range-address="Sheet2.A35:Sheet2.A44"/>
            <chart:grid chart:style-name="ch8" chart:class="major"/>
          </chart:axis>
          <chart:axis chart:dimension="y" chart:name="primary-y" chart:style-name="ch9">
            <chart:title svg:x="0.303cm" svg:y="7.872cm" chart:style-name="ch10">
              <text:p>Size Variation as Percentage</text:p>
            </chart:title>
            <chart:grid chart:style-name="ch8" chart:class="major"/>
          </chart:axis>
          <chart:series chart:style-name="ch11" chart:values-cell-range-address="Sheet2.C35:Sheet2.C64" chart:label-cell-address="Sheet2.C34:Sheet2.C34" chart:class="chart:line">
            <chart:data-point chart:repeated="30"/>
          </chart:series>
          <chart:series chart:style-name="ch12" chart:values-cell-range-address="Sheet2.B35:Sheet2.B64" chart:label-cell-address="Sheet2.B34:Sheet2.B34" chart:class="chart:line">
            <chart:data-point chart:repeated="30"/>
          </chart:series>
          <chart:series chart:style-name="ch13" chart:values-cell-range-address="Sheet2.D35:Sheet2.D64" chart:label-cell-address="Sheet2.D34:Sheet2.D34" chart:class="chart:line">
            <chart:data-point chart:repeated="30"/>
          </chart:series>
          <chart:series chart:style-name="ch14" chart:values-cell-range-address="Sheet2.E35:Sheet2.E64" chart:label-cell-address="Sheet2.E34:Sheet2.E34" chart:class="chart:line">
            <chart:data-point chart:repeated="30"/>
          </chart:series>
          <chart:series chart:style-name="ch15" chart:values-cell-range-address="Sheet2.F35:Sheet2.F64" chart:label-cell-address="Sheet2.F34:Sheet2.F34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34:Sheet2.C34">DiDiC [2] Base</text:p>
              </table:table-cell>
              <table:table-cell office:value-type="string">
                <text:p text:id="Sheet2.B34:Sheet2.B34">DiDiC [2] Opt1</text:p>
              </table:table-cell>
              <table:table-cell office:value-type="string">
                <text:p text:id="Sheet2.D34:Sheet2.D34">Ref [2]</text:p>
              </table:table-cell>
              <table:table-cell office:value-type="string">
                <text:p text:id="Sheet2.E34:Sheet2.E34">DiDiC [10] Opt1</text:p>
              </table:table-cell>
              <table:table-cell office:value-type="string">
                <text:p text:id="Sheet2.F34:Sheet2.F34">Ref [16]</text:p>
              </table:table-cell>
            </table:table-row>
          </table:table-header-rows>
          <table:table-rows>
            <table:table-row>
              <table:table-cell office:value-type="string">
                <text:p text:id="Sheet2.A35:Sheet2.A44">0</text:p>
              </table:table-cell>
              <table:table-cell office:value-type="float" office:value="0.058037578">
                <text:p text:id="Sheet2.C35:Sheet2.C64">0.058037578</text:p>
              </table:table-cell>
              <table:table-cell office:value-type="float" office:value="0.034655532">
                <text:p text:id="Sheet2.B35:Sheet2.B64">0.034655532</text:p>
              </table:table-cell>
              <table:table-cell office:value-type="float" office:value="0.000417537">
                <text:p text:id="Sheet2.D35:Sheet2.D64">0.000417537</text:p>
              </table:table-cell>
              <table:table-cell office:value-type="float" office:value="0.036743215">
                <text:p text:id="Sheet2.E35:Sheet2.E64">0.036743215</text:p>
              </table:table-cell>
              <table:table-cell office:value-type="float" office:value="0.001670146">
                <text:p text:id="Sheet2.F35:Sheet2.F64">0.00167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223382">
                <text:p>0.07223382</text:p>
              </table:table-cell>
              <table:table-cell office:value-type="float" office:value="0.037160752">
                <text:p>0.037160752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080584551">
                <text:p>0.080584551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8914405">
                <text:p>0.078914405</text:p>
              </table:table-cell>
              <table:table-cell office:value-type="float" office:value="0.030480167">
                <text:p>0.030480167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01461378">
                <text:p>0.101461378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23382">
                <text:p>0.07223382</text:p>
              </table:table-cell>
              <table:table-cell office:value-type="float" office:value="0.041336117">
                <text:p>0.041336117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19415449">
                <text:p>0.119415449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9728601">
                <text:p>0.069728601</text:p>
              </table:table-cell>
              <table:table-cell office:value-type="float" office:value="0.05302714">
                <text:p>0.05302714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29436326">
                <text:p>0.129436326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924843">
                <text:p>0.083924843</text:p>
              </table:table-cell>
              <table:table-cell office:value-type="float" office:value="0.08308977">
                <text:p>0.08308977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31524008">
                <text:p>0.131524008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626305">
                <text:p>0.100626305</text:p>
              </table:table-cell>
              <table:table-cell office:value-type="float" office:value="0.224217119">
                <text:p>0.224217119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39039666">
                <text:p>0.139039666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2359081">
                <text:p>0.132359081</text:p>
              </table:table-cell>
              <table:table-cell office:value-type="float" office:value="0.508977035">
                <text:p>0.508977035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43632568">
                <text:p>0.143632568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7494781">
                <text:p>0.197494781</text:p>
              </table:table-cell>
              <table:table-cell office:value-type="float" office:value="0.787891441">
                <text:p>0.787891441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47390397">
                <text:p>0.147390397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5114823">
                <text:p>0.255114823</text:p>
              </table:table-cell>
              <table:table-cell office:value-type="float" office:value="0.918997912">
                <text:p>0.918997912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0.150730689">
                <text:p>0.150730689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309394572">
                <text:p>0.30939457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315240084">
                <text:p>0.315240084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92693111">
                <text:p>0.292693111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7348643">
                <text:p>0.27348643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41753653">
                <text:p>0.241753653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26722338">
                <text:p>0.226722338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20876827">
                <text:p>0.220876827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6701461">
                <text:p>0.216701461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5031315">
                <text:p>0.21503131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3361169">
                <text:p>0.21336116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4196242">
                <text:p>0.21419624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5031315">
                <text:p>0.21503131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085595">
                <text:p>0.21085595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18371608">
                <text:p>0.218371608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23382046">
                <text:p>0.223382046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35908142">
                <text:p>0.23590814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35073069">
                <text:p>0.23507306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46764092">
                <text:p>0.246764092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53444676">
                <text:p>0.253444676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  <table:table-row>
              <table:table-cell office:value-type="string"/>
              <table:table-cell office:value-type="float" office:value="0.265135699">
                <text:p>0.265135699</text:p>
              </table:table-cell>
              <table:table-cell office:value-type="float" office:value="1.#NAN">
                <text:p>1.#NAN</text:p>
              </table:table-cell>
              <table:table-cell office:value-type="float" office:value="0.000417537">
                <text:p>0.000417537</text:p>
              </table:table-cell>
              <table:table-cell office:value-type="float" office:value="1.#NAN">
                <text:p>1.#NAN</text:p>
              </table:table-cell>
              <table:table-cell office:value-type="float" office:value="0.001670146">
                <text:p>0.001670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